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A a<text:variable-set text:name="Left_Guideword_L" text:display="none" text:formula="ooow: anon" office:value-type="string" office:string-value=" anon"/></text:p>
      </text:section>
      <text:section text:style-name="Sect_letData" text:name="Sect_letData">
        <text:s text:c="1"/>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ection>
      <text:section text:style-name="Sect_letData" text:name="Sect_letData">
        <text:s text:c="1"/>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ection>
      <text:section text:style-name="Sect_letData" text:name="Sect_letData">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ection>
      <text:section text:style-name="Sect_letData" text:name="Sect_letData">
        <text:s text:c="1"/>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ection>
      <text:section text:style-name="Sect_letData" text:name="Sect_letData">
        <text:s text:c="1"/>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ection>
      <text:section text:style-name="Sect_letData" text:name="Sect_letData">
        <text:s text:c="1"/>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ection>
      <text:section text:style-name="Sect_letData" text:name="Sect_letData">
        <text:s text:c="1"/>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ection>
      <text:section text:style-name="Sect_letData" text:name="Sect_letData">
        <text:s text:c="1"/>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ection>
      <text:section text:style-name="Sect_letData" text:name="Sect_letData">
        <text:s text:c="1"/>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ection>
      <text:section text:style-name="Sect_letData" text:name="Sect_letData">
        <text:s text:c="1"/>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ection>
      <text:section text:style-name="Sect_letData" text:name="Sect_letData">
        <text:s text:c="1"/>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ection>
      <text:section text:style-name="Sect_letData" text:name="Sect_letData">
        <text:s text:c="1"/>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ection>
      <text:section text:style-name="Sect_letData" text:name="Sect_letData">
        <text:s text:c="1"/>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ection>
      <text:section text:style-name="Sect_letData" text:name="Sect_letData">
        <text:s text:c="1"/>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ection>
      <text:section text:style-name="Sect_letData" text:name="Sect_letData">
        <text:s text:c="1"/>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ection>
      <text:section text:style-name="Sect_letData" text:name="Sect_letData">
        <text:s text:c="1"/>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ection>
      <text:section text:style-name="Sect_letData" text:name="Sect_letData">
        <text:s text:c="1"/>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ection>
      <text:section text:style-name="Sect_letData" text:name="Sect_letData">
        <text:s text:c="1"/>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2</meta:creation-date>
    <dc:creator>James</dc:creator>
    <dc:date>2011-10-14T15:01: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